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font-size="13pt" style:font-size-asian="13pt"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46" style:parent-style-name="Fuentedepárrafopredeter." style:family="text">
      <style:text-properties fo:font-size="13pt" style:font-size-asian="13pt"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5" style:family="table-row">
      <style:table-row-properties style:row-height="0.5541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paragraph-properties fo:margin-left="3in">
        <style:tab-stops/>
      </style:paragraph-properties>
      <style:text-properties style:font-name="Calibri" fo:color="#000000" fo:font-size="26pt" style:font-size-asian="26pt" fo:language="es" fo:country="MX"/>
    </style:style>
    <style:style style:name="P102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03" style:parent-style-name="Standard" style:family="paragraph">
      <style:text-properties style:font-name="Arial" style:font-name-complex="Arial" fo:language="es" fo:country="MX"/>
    </style:style>
    <style:style style:name="P104" style:parent-style-name="Standard" style:family="paragraph">
      <style:text-properties style:font-name="Arial" style:font-name-complex="Arial" fo:language="es" fo:country="MX"/>
    </style:style>
    <style:style style:name="P105" style:parent-style-name="Standard" style:family="paragraph">
      <style:text-properties style:font-name="Arial" style:font-name-complex="Arial" fo:language="es" fo:country="MX"/>
    </style:style>
    <style:style style:name="P106" style:parent-style-name="Standard" style:family="paragraph">
      <style:text-properties style:font-name="Arial" style:font-name-complex="Arial" fo:language="es" fo:country="MX"/>
    </style:style>
    <style:style style:name="P107" style:parent-style-name="Standard" style:family="paragraph"/>
    <style:style style:name="T10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0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10" style:parent-style-name="Fuentedepárrafopredeter." style:family="text">
      <style:text-properties style:font-name="Arial" style:font-name-complex="Arial" fo:language="es" fo:country="MX"/>
    </style:style>
    <style:style style:name="P111" style:parent-style-name="Standard" style:family="paragraph"/>
    <style:style style:name="T11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14" style:parent-style-name="Fuentedepárrafopredeter." style:family="text">
      <style:text-properties style:font-name="Arial" style:font-name-complex="Arial" fo:language="es" fo:country="MX"/>
    </style:style>
    <style:style style:name="P115" style:parent-style-name="Standard" style:family="paragraph">
      <style:text-properties style:font-name="Arial" style:font-name-complex="Arial" fo:language="es" fo:country="MX"/>
    </style:style>
    <style:style style:name="P116" style:parent-style-name="Standard" style:family="paragraph">
      <style:text-properties style:font-name="Arial" style:font-name-complex="Arial" fo:language="es" fo:country="MX"/>
    </style:style>
    <style:style style:name="P117" style:parent-style-name="Standard" style:family="paragraph">
      <style:text-properties style:font-name="Arial" style:font-name-complex="Arial" fo:language="es" fo:country="MX"/>
    </style:style>
    <style:style style:name="P118" style:parent-style-name="Standard" style:family="paragraph">
      <style:text-properties style:font-name="Arial" style:font-name-complex="Arial" fo:language="es" fo:country="MX"/>
    </style:style>
    <style:style style:name="P119" style:parent-style-name="Standard" style:family="paragraph">
      <style:text-properties style:font-name="Arial" style:font-name-complex="Arial" fo:language="es" fo:country="MX"/>
    </style:style>
    <style:style style:name="P120" style:parent-style-name="Standard" style:family="paragraph">
      <style:text-properties style:font-name="Arial" style:font-name-complex="Arial" fo:language="es" fo:country="MX"/>
    </style:style>
    <style:style style:name="P121" style:parent-style-name="Standard" style:family="paragraph">
      <style:text-properties style:font-name="Arial" style:font-name-complex="Arial" fo:language="es" fo:country="MX"/>
    </style:style>
    <style:style style:name="P122" style:parent-style-name="Standard" style:family="paragraph">
      <style:text-properties style:font-name="Arial" style:font-name-complex="Arial" fo:language="es" fo:country="MX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125" style:family="table-column">
      <style:table-column-properties style:column-width="0.459in"/>
    </style:style>
    <style:style style:name="TableColumn126" style:family="table-column">
      <style:table-column-properties style:column-width="0.427in"/>
    </style:style>
    <style:style style:name="TableColumn127" style:family="table-column">
      <style:table-column-properties style:column-width="0.4923in"/>
    </style:style>
    <style:style style:name="TableColumn128" style:family="table-column">
      <style:table-column-properties style:column-width="0.3937in"/>
    </style:style>
    <style:style style:name="TableColumn129" style:family="table-column">
      <style:table-column-properties style:column-width="0.4604in"/>
    </style:style>
    <style:style style:name="TableColumn130" style:family="table-column">
      <style:table-column-properties style:column-width="0.4923in"/>
    </style:style>
    <style:style style:name="TableColumn131" style:family="table-column">
      <style:table-column-properties style:column-width="0.4923in"/>
    </style:style>
    <style:style style:name="TableColumn132" style:family="table-column">
      <style:table-column-properties style:column-width="0.4916in"/>
    </style:style>
    <style:style style:name="Table124" style:family="table">
      <style:table-properties style:width="3.709in" fo:margin-left="0.8826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text-properties style:font-name="Arial" style:font-name-complex="Arial" fo:language="es" fo:country="MX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text-properties style:font-name="Arial" style:font-name-complex="Arial" fo:language="es" fo:country="MX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text-properties style:font-name="Arial" style:font-name-complex="Arial" fo:language="es" fo:country="MX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text-properties style:font-name="Arial" style:font-name-complex="Arial" fo:language="es" fo:country="MX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text-properties style:font-name="Arial" style:font-name-complex="Arial" fo:language="es" fo:country="MX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text-properties style:font-name="Arial" style:font-name-complex="Arial" fo:language="es" fo:country="MX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text-properties style:font-name="Arial" style:font-name-complex="Arial" fo:language="es" fo:country="MX"/>
    </style:style>
    <style:style style:name="P150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151" style:parent-style-name="Standard" style:family="paragraph">
      <style:text-properties style:font-name="Arial" style:font-name-complex="Arial" fo:language="es" fo:country="MX"/>
    </style:style>
    <style:style style:name="P152" style:parent-style-name="Standard" style:family="paragraph">
      <style:text-properties style:font-name="Arial" style:font-name-complex="Arial" fo:language="es" fo:country="MX"/>
    </style:style>
    <style:style style:name="TableColumn154" style:family="table-column">
      <style:table-column-properties style:column-width="0.459in"/>
    </style:style>
    <style:style style:name="TableColumn155" style:family="table-column">
      <style:table-column-properties style:column-width="0.427in"/>
    </style:style>
    <style:style style:name="TableColumn156" style:family="table-column">
      <style:table-column-properties style:column-width="0.4923in"/>
    </style:style>
    <style:style style:name="TableColumn157" style:family="table-column">
      <style:table-column-properties style:column-width="0.3937in"/>
    </style:style>
    <style:style style:name="TableColumn158" style:family="table-column">
      <style:table-column-properties style:column-width="0.4604in"/>
    </style:style>
    <style:style style:name="TableColumn159" style:family="table-column">
      <style:table-column-properties style:column-width="0.4923in"/>
    </style:style>
    <style:style style:name="TableColumn160" style:family="table-column">
      <style:table-column-properties style:column-width="0.4923in"/>
    </style:style>
    <style:style style:name="TableColumn161" style:family="table-column">
      <style:table-column-properties style:column-width="0.4916in"/>
    </style:style>
    <style:style style:name="Table153" style:family="table">
      <style:table-properties style:width="3.709in" fo:margin-left="0.8826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style:font-name="Arial" style:font-name-complex="Arial" fo:language="es" fo:country="MX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text-properties style:font-name="Arial" style:font-name-complex="Arial" fo:language="es" fo:country="MX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text-properties style:font-name="Arial" style:font-name-complex="Arial" fo:language="es" fo:country="MX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text-properties style:font-name="Arial" style:font-name-complex="Arial" fo:language="es" fo:country="MX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text-properties style:font-name="Arial" style:font-name-complex="Arial" fo:language="es" fo:country="MX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text-properties style:font-name="Arial" style:font-name-complex="Arial" fo:language="es" fo:country="MX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text-properties style:font-name="Arial" style:font-name-complex="Arial" fo:language="es" fo:country="MX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text-properties style:font-name="Arial" style:font-name-complex="Arial" fo:language="es" fo:country="MX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text-properties style:font-name="Arial" style:font-name-complex="Arial" fo:language="es" fo:country="MX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text-properties style:font-name="Arial" style:font-name-complex="Arial" fo:language="es" fo:country="MX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text-properties style:font-name="Arial" style:font-name-complex="Arial" fo:language="es" fo:country="MX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text-properties style:font-name="Arial" style:font-name-complex="Arial" fo:language="es" fo:country="MX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text-properties style:font-name="Arial" style:font-name-complex="Arial" fo:language="es" fo:country="MX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text-properties style:font-name="Arial" style:font-name-complex="Arial" fo:language="es" fo:country="MX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text-properties style:font-name="Arial" style:font-name-complex="Arial" fo:language="es" fo:country="MX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text-properties style:font-name="Arial" style:font-name-complex="Arial" fo:language="es" fo:country="MX"/>
    </style:style>
    <style:style style:name="P19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19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198" style:parent-style-name="Standard" style:family="paragraph">
      <style:text-properties style:font-name="Arial" style:font-name-complex="Arial" fo:language="es" fo:country="MX"/>
    </style:style>
    <style:style style:name="P19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201" style:family="table-column">
      <style:table-column-properties style:column-width="0.459in"/>
    </style:style>
    <style:style style:name="TableColumn202" style:family="table-column">
      <style:table-column-properties style:column-width="0.427in"/>
    </style:style>
    <style:style style:name="TableColumn203" style:family="table-column">
      <style:table-column-properties style:column-width="0.4923in"/>
    </style:style>
    <style:style style:name="TableColumn204" style:family="table-column">
      <style:table-column-properties style:column-width="0.3937in"/>
    </style:style>
    <style:style style:name="TableColumn205" style:family="table-column">
      <style:table-column-properties style:column-width="0.4604in"/>
    </style:style>
    <style:style style:name="TableColumn206" style:family="table-column">
      <style:table-column-properties style:column-width="0.4923in"/>
    </style:style>
    <style:style style:name="TableColumn207" style:family="table-column">
      <style:table-column-properties style:column-width="0.4923in"/>
    </style:style>
    <style:style style:name="TableColumn208" style:family="table-column">
      <style:table-column-properties style:column-width="0.4916in"/>
    </style:style>
    <style:style style:name="Table200" style:family="table">
      <style:table-properties style:width="3.709in" fo:margin-left="0.8826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style:font-name="Arial" style:font-name-complex="Arial" fo:language="es" fo:country="MX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text-properties style:font-name="Arial" style:font-name-complex="Arial" fo:language="es" fo:country="MX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style:font-name="Arial" style:font-name-complex="Arial" fo:language="es" fo:country="MX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text-properties style:font-name="Arial" style:font-name-complex="Arial" fo:language="es" fo:country="MX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text-properties style:font-name="Arial" style:font-name-complex="Arial" fo:language="es" fo:country="MX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text-properties style:font-name="Arial" style:font-name-complex="Arial" fo:language="es" fo:country="MX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text-properties style:font-name="Arial" style:font-name-complex="Arial" fo:language="es" fo:country="MX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text-properties style:font-name="Arial" style:font-name-complex="Arial" fo:language="es" fo:country="MX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text-properties style:font-name="Arial" style:font-name-complex="Arial" fo:language="es" fo:country="MX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text-properties style:font-name="Arial" style:font-name-complex="Arial" fo:language="es" fo:country="MX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text-properties style:font-name="Arial" style:font-name-complex="Arial" fo:language="es" fo:country="MX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text-properties style:font-name="Arial" style:font-name-complex="Arial" fo:language="es" fo:country="MX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text-properties style:font-name="Arial" style:font-name-complex="Arial" fo:language="es" fo:country="MX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text-properties style:font-name="Arial" style:font-name-complex="Arial" fo:language="es" fo:country="MX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text-properties style:font-name="Arial" style:font-name-complex="Arial" fo:language="es" fo:country="MX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text-properties style:font-name="Arial" style:font-name-complex="Arial" fo:language="es" fo:country="MX"/>
    </style:style>
    <style:style style:name="P24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244" style:parent-style-name="Standard" style:family="paragraph">
      <style:text-properties style:font-name="Arial" style:font-name-complex="Arial" fo:language="es" fo:country="MX"/>
    </style:style>
    <style:style style:name="P24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247" style:family="table-column">
      <style:table-column-properties style:column-width="0.459in"/>
    </style:style>
    <style:style style:name="TableColumn248" style:family="table-column">
      <style:table-column-properties style:column-width="0.427in"/>
    </style:style>
    <style:style style:name="TableColumn249" style:family="table-column">
      <style:table-column-properties style:column-width="0.4923in"/>
    </style:style>
    <style:style style:name="TableColumn250" style:family="table-column">
      <style:table-column-properties style:column-width="0.3937in"/>
    </style:style>
    <style:style style:name="TableColumn251" style:family="table-column">
      <style:table-column-properties style:column-width="0.4604in"/>
    </style:style>
    <style:style style:name="TableColumn252" style:family="table-column">
      <style:table-column-properties style:column-width="0.4923in"/>
    </style:style>
    <style:style style:name="TableColumn253" style:family="table-column">
      <style:table-column-properties style:column-width="0.4923in"/>
    </style:style>
    <style:style style:name="TableColumn254" style:family="table-column">
      <style:table-column-properties style:column-width="0.4916in"/>
    </style:style>
    <style:style style:name="Table246" style:family="table">
      <style:table-properties style:width="3.709in" fo:margin-left="0.8826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text-properties style:font-name="Arial" style:font-name-complex="Arial" fo:language="es" fo:country="MX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text-properties style:font-name="Arial" style:font-name-complex="Arial" fo:language="es" fo:country="MX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text-properties style:font-name="Arial" style:font-name-complex="Arial" fo:language="es" fo:country="MX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text-properties style:font-name="Arial" style:font-name-complex="Arial" fo:language="es" fo:country="MX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text-properties style:font-name="Arial" style:font-name-complex="Arial" fo:language="es" fo:country="MX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text-properties style:font-name="Arial" style:font-name-complex="Arial" fo:language="es" fo:country="MX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text-properties style:font-name="Arial" style:font-name-complex="Arial" fo:language="es" fo:country="MX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text-properties style:font-name="Arial" style:font-name-complex="Arial" fo:language="es" fo:country="MX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text-properties style:font-name="Arial" style:font-name-complex="Arial" fo:language="es" fo:country="MX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text-properties style:font-name="Arial" style:font-name-complex="Arial" fo:language="es" fo:country="MX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text-properties style:font-name="Arial" style:font-name-complex="Arial" fo:language="es" fo:country="MX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text-properties style:font-name="Arial" style:font-name-complex="Arial" fo:language="es" fo:country="MX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text-properties style:font-name="Arial" style:font-name-complex="Arial" fo:language="es" fo:country="MX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text-properties style:font-name="Arial" style:font-name-complex="Arial" fo:language="es" fo:country="MX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text-properties style:font-name="Arial" style:font-name-complex="Arial" fo:language="es" fo:country="MX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text-properties style:font-name="Arial" style:font-name-complex="Arial" fo:language="es" fo:country="MX"/>
    </style:style>
    <style:style style:name="P289" style:parent-style-name="Standard" style:family="paragraph">
      <style:text-properties style:font-name="Arial" style:font-name-complex="Arial" fo:language="es" fo:country="MX"/>
    </style:style>
    <style:style style:name="P29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292" style:family="table-column">
      <style:table-column-properties style:column-width="0.459in"/>
    </style:style>
    <style:style style:name="TableColumn293" style:family="table-column">
      <style:table-column-properties style:column-width="0.427in"/>
    </style:style>
    <style:style style:name="TableColumn294" style:family="table-column">
      <style:table-column-properties style:column-width="0.4923in"/>
    </style:style>
    <style:style style:name="TableColumn295" style:family="table-column">
      <style:table-column-properties style:column-width="0.3937in"/>
    </style:style>
    <style:style style:name="TableColumn296" style:family="table-column">
      <style:table-column-properties style:column-width="0.4604in"/>
    </style:style>
    <style:style style:name="TableColumn297" style:family="table-column">
      <style:table-column-properties style:column-width="0.4923in"/>
    </style:style>
    <style:style style:name="TableColumn298" style:family="table-column">
      <style:table-column-properties style:column-width="0.4923in"/>
    </style:style>
    <style:style style:name="TableColumn299" style:family="table-column">
      <style:table-column-properties style:column-width="0.4916in"/>
    </style:style>
    <style:style style:name="Table291" style:family="table">
      <style:table-properties style:width="3.709in" fo:margin-left="0.8826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text-properties style:font-name="Arial" style:font-name-complex="Arial" fo:language="es" fo:country="MX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text-properties style:font-name="Arial" style:font-name-complex="Arial" fo:language="es" fo:country="MX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text-properties style:font-name="Arial" style:font-name-complex="Arial" fo:language="es" fo:country="MX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text-properties style:font-name="Arial" style:font-name-complex="Arial" fo:language="es" fo:country="MX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text-properties style:font-name="Arial" style:font-name-complex="Arial" fo:language="es" fo:country="MX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text-properties style:font-name="Arial" style:font-name-complex="Arial" fo:language="es" fo:country="MX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text-properties style:font-name="Arial" style:font-name-complex="Arial" fo:language="es" fo:country="MX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text-properties style:font-name="Arial" style:font-name-complex="Arial" fo:language="es" fo:country="MX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text-properties style:font-name="Arial" style:font-name-complex="Arial" fo:language="es" fo:country="MX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text-properties style:font-name="Arial" style:font-name-complex="Arial" fo:language="es" fo:country="MX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text-properties style:font-name="Arial" style:font-name-complex="Arial" fo:language="es" fo:country="MX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text-properties style:font-name="Arial" style:font-name-complex="Arial" fo:language="es" fo:country="MX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text-properties style:font-name="Arial" style:font-name-complex="Arial" fo:language="es" fo:country="MX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text-properties style:font-name="Arial" style:font-name-complex="Arial" fo:language="es" fo:country="MX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text-properties style:font-name="Arial" style:font-name-complex="Arial" fo:language="es" fo:country="MX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text-properties style:font-name="Arial" style:font-name-complex="Arial" fo:language="es" fo:country="MX"/>
    </style:style>
    <style:style style:name="P33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7" style:parent-style-name="Standard" style:family="paragraph">
      <style:text-properties style:font-name="Arial" style:font-name-complex="Arial" fo:language="es" fo:country="MX"/>
    </style:style>
    <style:style style:name="P338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s" fo:country="MX"/>
    </style:style>
    <style:style style:name="TableColumn340" style:family="table-column">
      <style:table-column-properties style:column-width="0.5798in"/>
    </style:style>
    <style:style style:name="TableColumn341" style:family="table-column">
      <style:table-column-properties style:column-width="0.7659in"/>
    </style:style>
    <style:style style:name="TableColumn342" style:family="table-column">
      <style:table-column-properties style:column-width="0.7555in"/>
    </style:style>
    <style:style style:name="TableColumn343" style:family="table-column">
      <style:table-column-properties style:column-width="0.6465in"/>
    </style:style>
    <style:style style:name="Table339" style:family="table">
      <style:table-properties style:width="2.7479in" fo:margin-left="0.5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text-properties style:font-name="Arial" style:font-name-complex="Arial" fo:language="es" fo:country="MX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text-properties style:font-name="Arial" style:font-name-complex="Arial" fo:language="es" fo:country="MX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text-properties style:font-name="Arial" style:font-name-complex="Arial" fo:language="es" fo:country="MX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text-properties style:font-name="Arial" style:font-name-complex="Arial" fo:language="es" fo:country="MX"/>
    </style:style>
    <style:style style:name="P35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5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5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357" style:family="table-column">
      <style:table-column-properties style:column-width="0.5798in"/>
    </style:style>
    <style:style style:name="TableColumn358" style:family="table-column">
      <style:table-column-properties style:column-width="0.7659in"/>
    </style:style>
    <style:style style:name="TableColumn359" style:family="table-column">
      <style:table-column-properties style:column-width="0.7555in"/>
    </style:style>
    <style:style style:name="TableColumn360" style:family="table-column">
      <style:table-column-properties style:column-width="0.6465in"/>
    </style:style>
    <style:style style:name="Table356" style:family="table">
      <style:table-properties style:width="2.7479in" fo:margin-left="0.5in" table:align="lef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text-properties style:font-name="Arial" style:font-name-complex="Arial" fo:language="es" fo:country="MX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text-properties style:font-name="Arial" style:font-name-complex="Arial" fo:language="es" fo:country="MX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text-properties style:font-name="Arial" style:font-name-complex="Arial" fo:language="es" fo:country="MX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text-properties style:font-name="Arial" style:font-name-complex="Arial" fo:language="es" fo:country="MX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text-properties style:font-name="Arial" style:font-name-complex="Arial" fo:language="es" fo:country="MX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text-properties style:font-name="Arial" style:font-name-complex="Arial" fo:language="es" fo:country="MX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text-properties style:font-name="Arial" style:font-name-complex="Arial" fo:language="es" fo:country="MX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text-properties style:font-name="Arial" style:font-name-complex="Arial" fo:language="es" fo:country="MX"/>
    </style:style>
    <style:style style:name="P37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8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382" style:family="table-column">
      <style:table-column-properties style:column-width="0.5798in"/>
    </style:style>
    <style:style style:name="TableColumn383" style:family="table-column">
      <style:table-column-properties style:column-width="0.7659in"/>
    </style:style>
    <style:style style:name="TableColumn384" style:family="table-column">
      <style:table-column-properties style:column-width="0.7555in"/>
    </style:style>
    <style:style style:name="TableColumn385" style:family="table-column">
      <style:table-column-properties style:column-width="0.6465in"/>
    </style:style>
    <style:style style:name="Table381" style:family="table">
      <style:table-properties style:width="2.7479in" fo:margin-left="0.5in" table:align="lef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text-properties style:font-name="Arial" style:font-name-complex="Arial" fo:language="es" fo:country="MX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text-properties style:font-name="Arial" style:font-name-complex="Arial" fo:language="es" fo:country="MX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text-properties style:font-name="Arial" style:font-name-complex="Arial" fo:language="es" fo:country="MX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text-properties style:font-name="Arial" style:font-name-complex="Arial" fo:language="es" fo:country="MX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text-properties style:font-name="Arial" style:font-name-complex="Arial" fo:language="es" fo:country="MX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text-properties style:font-name="Arial" style:font-name-complex="Arial" fo:language="es" fo:country="MX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text-properties style:font-name="Arial" style:font-name-complex="Arial" fo:language="es" fo:country="MX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text-properties style:font-name="Arial" style:font-name-complex="Arial" fo:language="es" fo:country="MX"/>
    </style:style>
    <style:style style:name="P40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0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0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408" style:family="table-column">
      <style:table-column-properties style:column-width="0.5798in"/>
    </style:style>
    <style:style style:name="TableColumn409" style:family="table-column">
      <style:table-column-properties style:column-width="0.5798in"/>
    </style:style>
    <style:style style:name="TableColumn410" style:family="table-column">
      <style:table-column-properties style:column-width="0.7659in"/>
    </style:style>
    <style:style style:name="TableColumn411" style:family="table-column">
      <style:table-column-properties style:column-width="0.7555in"/>
    </style:style>
    <style:style style:name="TableColumn412" style:family="table-column">
      <style:table-column-properties style:column-width="0.6465in"/>
    </style:style>
    <style:style style:name="Table407" style:family="table">
      <style:table-properties style:width="3.3277in" fo:margin-left="0.5in" table:align="lef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text-properties style:font-name="Arial" style:font-name-complex="Arial" fo:language="es" fo:country="MX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text-properties style:font-name="Arial" style:font-name-complex="Arial" fo:language="es" fo:country="MX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text-properties style:font-name="Arial" style:font-name-complex="Arial" fo:language="es" fo:country="MX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text-properties style:font-name="Arial" style:font-name-complex="Arial" fo:language="es" fo:country="MX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text-properties style:font-name="Arial" style:font-name-complex="Arial" fo:language="es" fo:country="MX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text-properties style:font-name="Arial" style:font-name-complex="Arial" fo:language="es" fo:country="MX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text-properties style:font-name="Arial" style:font-name-complex="Arial" fo:language="es" fo:country="MX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text-properties style:font-name="Arial" style:font-name-complex="Arial" fo:language="es" fo:country="MX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text-properties style:font-name="Arial" style:font-name-complex="Arial" fo:language="es" fo:country="MX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text-properties style:font-name="Arial" style:font-name-complex="Arial" fo:language="es" fo:country="MX"/>
    </style:style>
    <style:style style:name="P435" style:parent-style-name="Standard" style:family="paragraph">
      <style:text-properties style:font-name="Arial" style:font-name-complex="Arial" fo:language="es" fo:country="MX"/>
    </style:style>
    <style:style style:name="P436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437" style:parent-style-name="Standard" style:family="paragraph">
      <style:text-properties style:font-name="Arial" style:font-name-complex="Arial" fo:language="es" fo:country="MX"/>
    </style:style>
    <style:style style:name="P438" style:parent-style-name="Standard" style:family="paragraph">
      <style:text-properties style:font-name="Arial" style:font-name-complex="Arial" fo:language="es" fo:country="MX"/>
    </style:style>
    <style:style style:name="P43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441" style:family="table-column">
      <style:table-column-properties style:column-width="0.5798in"/>
    </style:style>
    <style:style style:name="TableColumn442" style:family="table-column">
      <style:table-column-properties style:column-width="0.5798in"/>
    </style:style>
    <style:style style:name="TableColumn443" style:family="table-column">
      <style:table-column-properties style:column-width="0.7659in"/>
    </style:style>
    <style:style style:name="TableColumn444" style:family="table-column">
      <style:table-column-properties style:column-width="0.7555in"/>
    </style:style>
    <style:style style:name="TableColumn445" style:family="table-column">
      <style:table-column-properties style:column-width="0.6465in"/>
    </style:style>
    <style:style style:name="Table440" style:family="table">
      <style:table-properties style:width="3.3277in" fo:margin-left="0.5in" table:align="left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text-properties style:font-name="Arial" style:font-name-complex="Arial" fo:language="es" fo:country="MX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text-properties style:font-name="Arial" style:font-name-complex="Arial" fo:language="es" fo:country="MX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text-properties style:font-name="Arial" style:font-name-complex="Arial" fo:language="es" fo:country="MX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text-properties style:font-name="Arial" style:font-name-complex="Arial" fo:language="es" fo:country="MX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text-properties style:font-name="Arial" style:font-name-complex="Arial" fo:language="es" fo:country="MX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text-properties style:font-name="Arial" style:font-name-complex="Arial" fo:language="es" fo:country="MX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text-properties style:font-name="Arial" style:font-name-complex="Arial" fo:language="es" fo:country="MX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text-properties style:font-name="Arial" style:font-name-complex="Arial" fo:language="es" fo:country="MX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text-properties style:font-name="Arial" style:font-name-complex="Arial" fo:language="es" fo:country="MX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text-properties style:font-name="Arial" style:font-name-complex="Arial" fo:language="es" fo:country="MX"/>
    </style:style>
    <style:style style:name="P46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6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472" style:family="table-column">
      <style:table-column-properties style:column-width="0.5798in"/>
    </style:style>
    <style:style style:name="TableColumn473" style:family="table-column">
      <style:table-column-properties style:column-width="0.5798in"/>
    </style:style>
    <style:style style:name="TableColumn474" style:family="table-column">
      <style:table-column-properties style:column-width="0.7659in"/>
    </style:style>
    <style:style style:name="TableColumn475" style:family="table-column">
      <style:table-column-properties style:column-width="0.7555in"/>
    </style:style>
    <style:style style:name="TableColumn476" style:family="table-column">
      <style:table-column-properties style:column-width="0.6465in"/>
    </style:style>
    <style:style style:name="Table471" style:family="table">
      <style:table-properties style:width="3.3277in" fo:margin-left="0.5in" table:align="left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text-properties style:font-name="Arial" style:font-name-complex="Arial" fo:language="es" fo:country="MX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text-properties style:font-name="Arial" style:font-name-complex="Arial" fo:language="es" fo:country="MX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text-properties style:font-name="Arial" style:font-name-complex="Arial" fo:language="es" fo:country="MX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text-properties style:font-name="Arial" style:font-name-complex="Arial" fo:language="es" fo:country="MX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text-properties style:font-name="Arial" style:font-name-complex="Arial" fo:language="es" fo:country="MX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text-properties style:font-name="Arial" style:font-name-complex="Arial" fo:language="es" fo:country="MX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text-properties style:font-name="Arial" style:font-name-complex="Arial" fo:language="es" fo:country="MX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text-properties style:font-name="Arial" style:font-name-complex="Arial" fo:language="es" fo:country="MX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text-properties style:font-name="Arial" style:font-name-complex="Arial" fo:language="es" fo:country="MX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text-properties style:font-name="Arial" style:font-name-complex="Arial" fo:language="es" fo:country="MX"/>
    </style:style>
    <style:style style:name="P49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503" style:family="table-column">
      <style:table-column-properties style:column-width="0.5798in"/>
    </style:style>
    <style:style style:name="TableColumn504" style:family="table-column">
      <style:table-column-properties style:column-width="0.5798in"/>
    </style:style>
    <style:style style:name="TableColumn505" style:family="table-column">
      <style:table-column-properties style:column-width="0.7659in"/>
    </style:style>
    <style:style style:name="TableColumn506" style:family="table-column">
      <style:table-column-properties style:column-width="0.7555in"/>
    </style:style>
    <style:style style:name="TableColumn507" style:family="table-column">
      <style:table-column-properties style:column-width="0.6465in"/>
    </style:style>
    <style:style style:name="Table502" style:family="table">
      <style:table-properties style:width="3.3277in" fo:margin-left="0.5in" table:align="left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text-properties style:font-name="Arial" style:font-name-complex="Arial" fo:language="es" fo:country="MX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text-properties style:font-name="Arial" style:font-name-complex="Arial" fo:language="es" fo:country="MX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text-properties style:font-name="Arial" style:font-name-complex="Arial" fo:language="es" fo:country="MX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rd" style:family="paragraph">
      <style:text-properties style:font-name="Arial" style:font-name-complex="Arial" fo:language="es" fo:country="MX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text-properties style:font-name="Arial" style:font-name-complex="Arial" fo:language="es" fo:country="MX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text-properties style:font-name="Arial" style:font-name-complex="Arial" fo:language="es" fo:country="MX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text-properties style:font-name="Arial" style:font-name-complex="Arial" fo:language="es" fo:country="MX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text-properties style:font-name="Arial" style:font-name-complex="Arial" fo:language="es" fo:country="MX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text-properties style:font-name="Arial" style:font-name-complex="Arial" fo:language="es" fo:country="MX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text-properties style:font-name="Arial" style:font-name-complex="Arial" fo:language="es" fo:country="MX"/>
    </style:style>
    <style:style style:name="P53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6" style:parent-style-name="Standard" style:family="paragraph">
      <style:text-properties style:font-name="Arial" style:font-name-complex="Arial" fo:language="es" fo:country="MX"/>
    </style:style>
    <style:style style:name="P537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s" fo:country="MX"/>
    </style:style>
    <style:style style:name="TableColumn539" style:family="table-column">
      <style:table-column-properties style:column-width="0.5798in"/>
    </style:style>
    <style:style style:name="TableColumn540" style:family="table-column">
      <style:table-column-properties style:column-width="0.5798in"/>
    </style:style>
    <style:style style:name="TableColumn541" style:family="table-column">
      <style:table-column-properties style:column-width="0.7659in"/>
    </style:style>
    <style:style style:name="TableColumn542" style:family="table-column">
      <style:table-column-properties style:column-width="0.7555in"/>
    </style:style>
    <style:style style:name="TableColumn543" style:family="table-column">
      <style:table-column-properties style:column-width="0.6465in"/>
    </style:style>
    <style:style style:name="Table538" style:family="table">
      <style:table-properties style:width="3.3277in" fo:margin-left="0.5in" table:align="left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text-properties style:font-name="Arial" style:font-name-complex="Arial" fo:language="es" fo:country="MX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text-properties style:font-name="Arial" style:font-name-complex="Arial" fo:language="es" fo:country="MX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text-properties style:font-name="Arial" style:font-name-complex="Arial" fo:language="es" fo:country="MX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text-properties style:font-name="Arial" style:font-name-complex="Arial" fo:language="es" fo:country="MX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text-properties style:font-name="Arial" style:font-name-complex="Arial" fo:language="es" fo:country="MX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text-properties style:font-name="Arial" style:font-name-complex="Arial" fo:language="es" fo:country="MX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text-properties style:font-name="Arial" style:font-name-complex="Arial" fo:language="es" fo:country="MX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text-properties style:font-name="Arial" style:font-name-complex="Arial" fo:language="es" fo:country="MX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text-properties style:font-name="Arial" style:font-name-complex="Arial" fo:language="es" fo:country="MX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text-properties style:font-name="Arial" style:font-name-complex="Arial" fo:language="es" fo:country="MX"/>
    </style:style>
    <style:style style:name="P566" style:parent-style-name="Standard" style:family="paragraph">
      <style:text-properties style:font-name="Arial" style:font-name-complex="Arial" fo:language="es" fo:country="MX"/>
    </style:style>
    <style:style style:name="P56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570" style:family="table-column">
      <style:table-column-properties style:column-width="0.5798in"/>
    </style:style>
    <style:style style:name="TableColumn571" style:family="table-column">
      <style:table-column-properties style:column-width="0.5798in"/>
    </style:style>
    <style:style style:name="TableColumn572" style:family="table-column">
      <style:table-column-properties style:column-width="0.7659in"/>
    </style:style>
    <style:style style:name="TableColumn573" style:family="table-column">
      <style:table-column-properties style:column-width="0.7555in"/>
    </style:style>
    <style:style style:name="TableColumn574" style:family="table-column">
      <style:table-column-properties style:column-width="0.6465in"/>
    </style:style>
    <style:style style:name="Table569" style:family="table">
      <style:table-properties style:width="3.3277in" fo:margin-left="0.5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text-properties style:font-name="Arial" style:font-name-complex="Arial" fo:language="es" fo:country="MX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text-properties style:font-name="Arial" style:font-name-complex="Arial" fo:language="es" fo:country="MX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text-properties style:font-name="Arial" style:font-name-complex="Arial" fo:language="es" fo:country="MX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text-properties style:font-name="Arial" style:font-name-complex="Arial" fo:language="es" fo:country="MX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text-properties style:font-name="Arial" style:font-name-complex="Arial" fo:language="es" fo:country="MX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text-properties style:font-name="Arial" style:font-name-complex="Arial" fo:language="es" fo:country="MX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text-properties style:font-name="Arial" style:font-name-complex="Arial" fo:language="es" fo:country="MX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text-properties style:font-name="Arial" style:font-name-complex="Arial" fo:language="es" fo:country="MX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text-properties style:font-name="Arial" style:font-name-complex="Arial" fo:language="es" fo:country="MX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Standard" style:family="paragraph">
      <style:text-properties style:font-name="Arial" style:font-name-complex="Arial" fo:language="es" fo:country="MX"/>
    </style:style>
    <style:style style:name="P59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<text:span text:style-name="T46">Fundamentos de programación</text:span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Flores Hernández Aimara Sarahí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</text:p>
          </table:table-cell>
          <table:table-cell table:style-name="TableCell79">
            <text:p text:style-name="P80">2018-1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>1<text:s/>de Septiembre del 2017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P101">CALIFICACIÓN: __________</text:p>
      <text:soft-page-break/>
      <text:p text:style-name="P102">Algoritmo.</text:p>
      <text:p text:style-name="P103"/>
      <text:p text:style-name="P104"/>
      <text:p text:style-name="P105">Visor:</text:p>
      <text:list text:style-name="LFO1" text:continue-numbering="true">
        <text:list-item>
          <text:p text:style-name="P106">Una celda</text:p>
        </text:list-item>
        <text:list-item>
          <text:p text:style-name="P107"><text:span text:style-name="T108"><draw:custom-shape svg:width="0.20764in" svg:height="0.27014in" draw:z-index="251663360" draw:id="id1" draw:style-name="a2" draw:transform="translate(-0.10382in -0.13507in) rotate(-3.14159) translate(2.72188in 0.26077in)" draw:name="Flecha: hacia abajo 8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3292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09"><draw:custom-shape svg:x="2.32639in" svg:y="0.13611in" svg:width="0.16667in" svg:height="0.30139in" draw:z-index="251661312" draw:id="id2" draw:style-name="a3" draw:name="Flecha: hacia abajo 7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641 540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10">Reconoce *</text:span></text:p>
        </text:list-item>
        <text:list-item>
          <text:p text:style-name="P111"><text:span text:style-name="T112"><draw:custom-shape svg:x="1.92083in" svg:y="0.01667in" svg:width="0.28125in" svg:height="0.16667in" draw:z-index="251660288" draw:id="id3" draw:style-name="a4" draw:name="Flecha: hacia la izquierda 6" text:anchor-type="paragraph"><svg:title/><svg:desc/><draw:enhanced-geometry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6400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0 * ?f7"/><draw:equation draw:name="f16" draw:formula="21600 * ?f7"/><draw:equation draw:name="f17" draw:formula="?f11 * ?f12"/><draw:equation draw:name="f18" draw:formula="?f17 / 10800"/><draw:equation draw:name="f19" draw:formula="?f11 - ?f18"/><draw:equation draw:name="f20" draw:formula="$0 / ?f6"/><draw:equation draw:name="f21" draw:formula="$1 / ?f7"/><draw:equation draw:name="f22" draw:formula="?f15 / ?f7"/><draw:equation draw:name="f23" draw:formula="?f16 / ?f7"/><draw:equation draw:name="f24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13"><draw:custom-shape svg:x="1.4625in" svg:y="0.02708in" svg:width="0.30139in" svg:height="0.1875in" draw:z-index="251659264" draw:id="id4" draw:style-name="a5" draw:name="Flecha: a la derecha 5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897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14">Se mueve<text:s/></text:span></text:p>
        </text:list-item>
        <text:list-item>
          <text:p text:style-name="P115">Lee y copia</text:p>
        </text:list-item>
        <text:list-item>
          <text:p text:style-name="P116">Compara con cero</text:p>
        </text:list-item>
        <text:list-item>
          <text:p text:style-name="P117">Incrementa</text:p>
        </text:list-item>
        <text:list-item>
          <text:p text:style-name="P118">Decrementa</text:p>
        </text:list-item>
      </text:list>
      <text:p text:style-name="P119"/>
      <text:p text:style-name="P120">Problema: dado un número n tal que está escrito en la cuadricula un digito por celda.</text:p>
      <text:p text:style-name="P121"/>
      <text:list text:style-name="LFO2" text:continue-numbering="true">
        <text:list-item>
          <text:p text:style-name="P122">Escribir un asterisco antes de escribir la cifra que se desea incrementar o<text:s/>decrementar</text:p>
        </text:list-item>
      </text:list>
      <text:p text:style-name="P123"/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*</text:p>
          </table:table-cell>
          <table:table-cell table:style-name="TableCell136">
            <text:p text:style-name="P137">3</text:p>
          </table:table-cell>
          <table:table-cell table:style-name="TableCell138">
            <text:p text:style-name="P139">5</text:p>
          </table:table-cell>
          <table:table-cell table:style-name="TableCell140">
            <text:p text:style-name="P141">8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4</text:p>
          </table:table-cell>
          <table:table-cell table:style-name="TableCell146">
            <text:p text:style-name="P147">7</text:p>
          </table:table-cell>
          <table:table-cell table:style-name="TableCell148">
            <text:p text:style-name="P149">9</text:p>
          </table:table-cell>
        </table:table-row>
      </table:table>
      <text:p text:style-name="P150">Incrementar.</text:p>
      <text:p text:style-name="P151"/>
      <text:list text:style-name="LFO2" text:continue-numbering="true">
        <text:list-item>
          <text:p text:style-name="P152">Si lo que se desea es incrementar el número dado en una unidad, entonces se comenzara a incrementar el último número de la derecha y se colocara el número ya incrementado una casilla hacía abajo.</text:p>
        </text:list-item>
      </text:list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*</text:p>
          </table:table-cell>
          <table:table-cell table:style-name="TableCell165">
            <text:p text:style-name="P166">3</text:p>
          </table:table-cell>
          <table:table-cell table:style-name="TableCell167">
            <text:p text:style-name="P168">5</text:p>
          </table:table-cell>
          <table:table-cell table:style-name="TableCell169">
            <text:p text:style-name="P170">8</text:p>
          </table:table-cell>
          <table:table-cell table:style-name="TableCell171">
            <text:p text:style-name="P172">1</text:p>
          </table:table-cell>
          <table:table-cell table:style-name="TableCell173">
            <text:p text:style-name="P174">4</text:p>
          </table:table-cell>
          <table:table-cell table:style-name="TableCell175">
            <text:p text:style-name="P176">7</text:p>
          </table:table-cell>
          <table:table-cell table:style-name="TableCell177">
            <text:p text:style-name="P178">6</text:p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>7</text:p>
          </table:table-cell>
        </table:table-row>
      </table:table>
      <text:p text:style-name="P196"/>
      <text:p text:style-name="P197"/>
      <text:list text:style-name="LFO2" text:continue-numbering="true">
        <text:list-item>
          <text:p text:style-name="P198">Posteriormente, el visor subirá una casilla, se moverá una casilla a la izquierda y<text:s/>copiará el número encontrado en esa casilla en la parte de abajo. Este paso se repetirá hasta que el visor encuentre un asterisco, entonces el asterisco<text:s/>indicara que ya no hay<text:s/>más<text:s/>números para incrementar o copiar, entonces se copiara el asterisco en la casilla de abajo para indicar que ese es el resultado final del incremento.</text:p>
        </text:list-item>
      </text:list>
      <text:p text:style-name="P199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*</text:p>
          </table:table-cell>
          <table:table-cell table:style-name="TableCell212">
            <text:p text:style-name="P213">3</text:p>
          </table:table-cell>
          <table:table-cell table:style-name="TableCell214">
            <text:p text:style-name="P215">5</text:p>
          </table:table-cell>
          <table:table-cell table:style-name="TableCell216">
            <text:p text:style-name="P217">8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4</text:p>
          </table:table-cell>
          <table:table-cell table:style-name="TableCell222">
            <text:p text:style-name="P223">7</text:p>
          </table:table-cell>
          <table:table-cell table:style-name="TableCell224">
            <text:p text:style-name="P225">6</text:p>
          </table:table-cell>
        </table:table-row>
        <table:table-row table:style-name="TableRow226">
          <table:table-cell table:style-name="TableCell227">
            <text:p text:style-name="P228">*</text:p>
          </table:table-cell>
          <table:table-cell table:style-name="TableCell229">
            <text:p text:style-name="P230">3</text:p>
          </table:table-cell>
          <table:table-cell table:style-name="TableCell231">
            <text:p text:style-name="P232">5</text:p>
          </table:table-cell>
          <table:table-cell table:style-name="TableCell233">
            <text:p text:style-name="P234">8</text:p>
          </table:table-cell>
          <table:table-cell table:style-name="TableCell235">
            <text:p text:style-name="P236">1</text:p>
          </table:table-cell>
          <table:table-cell table:style-name="TableCell237">
            <text:p text:style-name="P238">4</text:p>
          </table:table-cell>
          <table:table-cell table:style-name="TableCell239">
            <text:p text:style-name="P240">7</text:p>
          </table:table-cell>
          <table:table-cell table:style-name="TableCell241">
            <text:p text:style-name="P242">7</text:p>
          </table:table-cell>
        </table:table-row>
      </table:table>
      <text:p text:style-name="P243"/>
      <text:list text:style-name="LFO2" text:continue-numbering="true">
        <text:list-item>
          <text:p text:style-name="P244">En caso de que ese número a incrementar sea<text:s/>9, debajo del 9 se colocara un cero, entonces el visor tendrá la condición de que una vez que encuentre un cero después de un incremento al<text:s/>número<text:s/>nueve, el visor subirá, se moverá una casilla a la izquierda e<text:s/>incrementar<text:s/>el<text:s/>número<text:s/>de esa casilla, copiándolo ya incrementado en la casilla de abajo.</text:p>
        </text:list-item>
      </text:list>
      <text:p text:style-name="P245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*</text:p>
          </table:table-cell>
          <table:table-cell table:style-name="TableCell258">
            <text:p text:style-name="P259">3</text:p>
          </table:table-cell>
          <table:table-cell table:style-name="TableCell260">
            <text:p text:style-name="P261">5</text:p>
          </table:table-cell>
          <table:table-cell table:style-name="TableCell262">
            <text:p text:style-name="P263">8</text:p>
          </table:table-cell>
          <table:table-cell table:style-name="TableCell264">
            <text:p text:style-name="P265">1</text:p>
          </table:table-cell>
          <table:table-cell table:style-name="TableCell266">
            <text:p text:style-name="P267">4</text:p>
          </table:table-cell>
          <table:table-cell table:style-name="TableCell268">
            <text:p text:style-name="P269">7</text:p>
          </table:table-cell>
          <table:table-cell table:style-name="TableCell270">
            <text:p text:style-name="P271">9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>8</text:p>
          </table:table-cell>
          <table:table-cell table:style-name="TableCell287">
            <text:p text:style-name="P288">0</text:p>
          </table:table-cell>
        </table:table-row>
      </table:table>
      <text:list text:style-name="LFO2" text:continue-numbering="true">
        <text:list-item>
          <text:p text:style-name="P289">Después de que se haya incrementado en una unidad el segundo digito (de derecha a izquierda), el visor subirá de nuevo, cambiara una casilla a la izquierda y copiara el numero<text:s/>siguiente en la casilla de abajo, hasta que se encuentre un asterisco, el cual indicara que ya no hay<text:s/>más<text:s/>números que copiar y que el<text:s/>número<text:s/>ha terminado de incrementarse, entonces <text:s/>para finalizar el asterisco se copiara.</text:p>
        </text:list-item>
      </text:list>
      <text:p text:style-name="P290"/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*</text:p>
          </table:table-cell>
          <table:table-cell table:style-name="TableCell303">
            <text:p text:style-name="P304">3</text:p>
          </table:table-cell>
          <table:table-cell table:style-name="TableCell305">
            <text:p text:style-name="P306">5</text:p>
          </table:table-cell>
          <table:table-cell table:style-name="TableCell307">
            <text:p text:style-name="P308">8</text:p>
          </table:table-cell>
          <table:table-cell table:style-name="TableCell309">
            <text:p text:style-name="P310">1</text:p>
          </table:table-cell>
          <table:table-cell table:style-name="TableCell311">
            <text:p text:style-name="P312">4</text:p>
          </table:table-cell>
          <table:table-cell table:style-name="TableCell313">
            <text:p text:style-name="P314">7</text:p>
          </table:table-cell>
          <table:table-cell table:style-name="TableCell315">
            <text:p text:style-name="P316">9</text:p>
          </table:table-cell>
        </table:table-row>
        <table:table-row table:style-name="TableRow317">
          <table:table-cell table:style-name="TableCell318">
            <text:p text:style-name="P319">*</text:p>
          </table:table-cell>
          <table:table-cell table:style-name="TableCell320">
            <text:p text:style-name="P321">3</text:p>
          </table:table-cell>
          <table:table-cell table:style-name="TableCell322">
            <text:p text:style-name="P323">5</text:p>
          </table:table-cell>
          <table:table-cell table:style-name="TableCell324">
            <text:p text:style-name="P325">8</text:p>
          </table:table-cell>
          <table:table-cell table:style-name="TableCell326">
            <text:p text:style-name="P327">1</text:p>
          </table:table-cell>
          <table:table-cell table:style-name="TableCell328">
            <text:p text:style-name="P329">4</text:p>
          </table:table-cell>
          <table:table-cell table:style-name="TableCell330">
            <text:p text:style-name="P331">8</text:p>
          </table:table-cell>
          <table:table-cell table:style-name="TableCell332">
            <text:p text:style-name="P333">0</text:p>
          </table:table-cell>
        </table:table-row>
      </table:table>
      <text:p text:style-name="P334"/>
      <text:p text:style-name="P335"/>
      <text:p text:style-name="P336"/>
      <text:soft-page-break/>
      <text:list text:style-name="LFO2" text:continue-numbering="true">
        <text:list-item>
          <text:p text:style-name="P337"><text:s/>En caso de que se encuentre un número de esta forma:</text:p>
        </text:list-item>
      </text:list>
      <text:p text:style-name="P338"/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*</text:p>
          </table:table-cell>
          <table:table-cell table:style-name="TableCell347">
            <text:p text:style-name="P348">9</text:p>
          </table:table-cell>
          <table:table-cell table:style-name="TableCell349">
            <text:p text:style-name="P350">9</text:p>
          </table:table-cell>
          <table:table-cell table:style-name="TableCell351">
            <text:p text:style-name="P352">9</text:p>
          </table:table-cell>
        </table:table-row>
      </table:table>
      <text:p text:style-name="P353"/>
      <text:p text:style-name="P354">Se escribirá abajo del primer nueve un cero y se<text:s/>incrementará<text:s/>a la siguiente casilla superior</text:p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*</text:p>
          </table:table-cell>
          <table:table-cell table:style-name="TableCell364">
            <text:p text:style-name="P365">9</text:p>
          </table:table-cell>
          <table:table-cell table:style-name="TableCell366">
            <text:p text:style-name="P367">9</text:p>
          </table:table-cell>
          <table:table-cell table:style-name="TableCell368">
            <text:p text:style-name="P369">9</text:p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>0</text:p>
          </table:table-cell>
        </table:table-row>
      </table:table>
      <text:p text:style-name="P379"/>
      <text:p text:style-name="P380">Pero como el número que se encuentra en esa casilla también es nueve, se<text:s/>repetirá el paso anterior, hasta que se encuentre el asterisco y ya no se pueda incrementar otro<text:s/>número, entonces el visor regresara una casilla hacia la derecha y bajara;<text:s/>nuevamente comparara ese<text:s/>número<text:s/>con cero y si es el caso, lo incrementara en una unidad hacia la derecha.</text:p>
      <table:table table:style-name="Table381">
        <table:table-columns>
          <table:table-column table:style-name="TableColumn382"/>
          <table:table-column table:style-name="TableColumn383"/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P388">*</text:p>
          </table:table-cell>
          <table:table-cell table:style-name="TableCell389">
            <text:p text:style-name="P390">9</text:p>
          </table:table-cell>
          <table:table-cell table:style-name="TableCell391">
            <text:p text:style-name="P392">9</text:p>
          </table:table-cell>
          <table:table-cell table:style-name="TableCell393">
            <text:p text:style-name="P394">9</text:p>
          </table:table-cell>
        </table:table-row>
        <table:table-row table:style-name="TableRow395">
          <table:table-cell table:style-name="TableCell396">
            <text:p text:style-name="P397">1</text:p>
          </table:table-cell>
          <table:table-cell table:style-name="TableCell398">
            <text:p text:style-name="P399">0</text:p>
          </table:table-cell>
          <table:table-cell table:style-name="TableCell400">
            <text:p text:style-name="P401">0</text:p>
          </table:table-cell>
          <table:table-cell table:style-name="TableCell402">
            <text:p text:style-name="P403">0</text:p>
          </table:table-cell>
        </table:table-row>
      </table:table>
      <text:p text:style-name="P404"/>
      <text:p text:style-name="P405"><text:s/>Posteriormente el visor subirá de nuevo y si se encuentra con un asterisco, lo copiara,<text:s/>bajará<text:s/>una casilla, se moverá a la izquierda y lo escribirá en esa casilla, lo cual indicara que el incremento ha terminado.</text:p>
      <text:p text:style-name="P406"/>
      <table:table table:style-name="Table407">
        <table:table-columns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/>
          </table:table-cell>
          <table:table-cell table:style-name="TableCell416">
            <text:p text:style-name="P417">*</text:p>
          </table:table-cell>
          <table:table-cell table:style-name="TableCell418">
            <text:p text:style-name="P419">9</text:p>
          </table:table-cell>
          <table:table-cell table:style-name="TableCell420">
            <text:p text:style-name="P421">9</text:p>
          </table:table-cell>
          <table:table-cell table:style-name="TableCell422">
            <text:p text:style-name="P423">9</text:p>
          </table:table-cell>
        </table:table-row>
        <table:table-row table:style-name="TableRow424">
          <table:table-cell table:style-name="TableCell425">
            <text:p text:style-name="P426">*</text:p>
          </table:table-cell>
          <table:table-cell table:style-name="TableCell427">
            <text:p text:style-name="P428">1</text:p>
          </table:table-cell>
          <table:table-cell table:style-name="TableCell429">
            <text:p text:style-name="P430">0</text:p>
          </table:table-cell>
          <table:table-cell table:style-name="TableCell431">
            <text:p text:style-name="P432">0</text:p>
          </table:table-cell>
          <table:table-cell table:style-name="TableCell433">
            <text:p text:style-name="P434">0</text:p>
          </table:table-cell>
        </table:table-row>
      </table:table>
      <text:p text:style-name="P435"/>
      <text:p text:style-name="P436">Decrementar.</text:p>
      <text:p text:style-name="P437"/>
      <text:list text:style-name="LFO3" text:continue-numbering="true">
        <text:list-item>
          <text:p text:style-name="P438">Para decrementar un<text:s/>número, debe iniciarse de igual manera con el último<text:s/>número<text:s/>de la derecha, pero en esta ocasión, el visor comparara el<text:s/>número<text:s/>de esa casilla con cero, si no es igual que cero entonces se decrementara en<text:s/>una unidad ese número.</text:p>
        </text:list-item>
      </text:list>
      <text:p text:style-name="P439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*</text:p>
          </table:table-cell>
          <table:table-cell table:style-name="TableCell449">
            <text:p text:style-name="P450">1</text:p>
          </table:table-cell>
          <table:table-cell table:style-name="TableCell451">
            <text:p text:style-name="P452">9</text:p>
          </table:table-cell>
          <table:table-cell table:style-name="TableCell453">
            <text:p text:style-name="P454">9</text:p>
          </table:table-cell>
          <table:table-cell table:style-name="TableCell455">
            <text:p text:style-name="P456">9</text:p>
          </table:table-cell>
        </table:table-row>
        <table:table-row table:style-name="TableRow457"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>8</text:p>
          </table:table-cell>
        </table:table-row>
      </table:table>
      <text:p text:style-name="P468"/>
      <text:p text:style-name="P469">Posteriormente el visor subirá de nuevo, cambiara una casilla a la izquierda y copiara el numero siguiente en la casilla de abajo, hasta que se encuentre un asterisco, el cual indicara que ya no hay<text:s/>más<text:s/>números<text:s/>que copiar y que el numero ha terminado de decrementarse.</text:p>
      <text:p text:style-name="P470"/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>
            <text:p text:style-name="P479">*</text:p>
          </table:table-cell>
          <table:table-cell table:style-name="TableCell480">
            <text:p text:style-name="P481">1</text:p>
          </table:table-cell>
          <table:table-cell table:style-name="TableCell482">
            <text:p text:style-name="P483">9</text:p>
          </table:table-cell>
          <table:table-cell table:style-name="TableCell484">
            <text:p text:style-name="P485">9</text:p>
          </table:table-cell>
          <table:table-cell table:style-name="TableCell486">
            <text:p text:style-name="P487">9</text:p>
          </table:table-cell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>
            <text:p text:style-name="P492">1</text:p>
          </table:table-cell>
          <table:table-cell table:style-name="TableCell493">
            <text:p text:style-name="P494">9</text:p>
          </table:table-cell>
          <table:table-cell table:style-name="TableCell495">
            <text:p text:style-name="P496">9</text:p>
          </table:table-cell>
          <table:table-cell table:style-name="TableCell497">
            <text:p text:style-name="P498">8</text:p>
          </table:table-cell>
        </table:table-row>
      </table:table>
      <text:p text:style-name="P499"/>
      <text:p text:style-name="P500">Entonces el visor copiara el asterisco debajo del ya existente para indicar que ese es el resultado del decremento.</text:p>
      <text:p text:style-name="P501"/>
      <table:table table:style-name="Table502">
        <table:table-columns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*</text:p>
          </table:table-cell>
          <table:table-cell table:style-name="TableCell511">
            <text:p text:style-name="P512">1</text:p>
          </table:table-cell>
          <table:table-cell table:style-name="TableCell513">
            <text:p text:style-name="P514">9</text:p>
          </table:table-cell>
          <table:table-cell table:style-name="TableCell515">
            <text:p text:style-name="P516">9</text:p>
          </table:table-cell>
          <table:table-cell table:style-name="TableCell517">
            <text:p text:style-name="P518">9</text:p>
          </table:table-cell>
        </table:table-row>
        <table:table-row table:style-name="TableRow519">
          <table:table-cell table:style-name="TableCell520">
            <text:p text:style-name="P521">*</text:p>
          </table:table-cell>
          <table:table-cell table:style-name="TableCell522">
            <text:p text:style-name="P523">1</text:p>
          </table:table-cell>
          <table:table-cell table:style-name="TableCell524">
            <text:p text:style-name="P525">9</text:p>
          </table:table-cell>
          <table:table-cell table:style-name="TableCell526">
            <text:p text:style-name="P527">9</text:p>
          </table:table-cell>
          <table:table-cell table:style-name="TableCell528">
            <text:p text:style-name="P529">8</text:p>
          </table:table-cell>
        </table:table-row>
      </table:table>
      <text:p text:style-name="P530"/>
      <text:p text:style-name="P531"/>
      <text:p text:style-name="P532"/>
      <text:p text:style-name="P533"/>
      <text:p text:style-name="P534"/>
      <text:p text:style-name="P535"/>
      <text:soft-page-break/>
      <text:list text:style-name="LFO3" text:continue-numbering="true">
        <text:list-item>
          <text:p text:style-name="P536">Pero si ese<text:s/>número<text:s/>sí es cero,<text:s/>se<text:s/>colocará<text:s/>el nueve en la casilla inferior, el visor subirá, se moverá una casilla hacia la izquierda y decrementara en una unidad el<text:s/>número<text:s/>que ahí se encuentre, colocándolo en la casilla siguiente inferior.</text:p>
        </text:list-item>
      </text:list>
      <text:p text:style-name="P537"/>
      <table:table table:style-name="Table538">
        <table:table-columns>
          <table:table-column table:style-name="TableColumn539"/>
          <table:table-column table:style-name="TableColumn540"/>
          <table:table-column table:style-name="TableColumn541"/>
          <table:table-column table:style-name="TableColumn542"/>
          <table:table-column table:style-name="TableColumn543"/>
        </table:table-columns>
        <table:table-row table:style-name="TableRow544">
          <table:table-cell table:style-name="TableCell545">
            <text:p text:style-name="P546">*</text:p>
          </table:table-cell>
          <table:table-cell table:style-name="TableCell547">
            <text:p text:style-name="P548">1</text:p>
          </table:table-cell>
          <table:table-cell table:style-name="TableCell549">
            <text:p text:style-name="P550">9</text:p>
          </table:table-cell>
          <table:table-cell table:style-name="TableCell551">
            <text:p text:style-name="P552">9</text:p>
          </table:table-cell>
          <table:table-cell table:style-name="TableCell553">
            <text:p text:style-name="P554">0</text:p>
          </table:table-cell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>8</text:p>
          </table:table-cell>
          <table:table-cell table:style-name="TableCell564">
            <text:p text:style-name="P565">9</text:p>
          </table:table-cell>
        </table:table-row>
      </table:table>
      <text:p text:style-name="P566"/>
      <text:p text:style-name="P567">Luego el visor subirá<text:s/>nuevamente, se moverá una casilla hacia la izquierda y copiara el numero ahí encontrado, hasta que se encuentre un asterisco, el cual indicara que ya no hay<text:s/>más<text:s/>números que copiar y que el numero ha terminado de incrementarse, entonces<text:s/>para finalizar el asterisco se copiara una casilla debajo de el mismo asterisco</text:p>
      <text:p text:style-name="P568"/>
      <table:table table:style-name="Table569">
        <table:table-columns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*</text:p>
          </table:table-cell>
          <table:table-cell table:style-name="TableCell578">
            <text:p text:style-name="P579">1</text:p>
          </table:table-cell>
          <table:table-cell table:style-name="TableCell580">
            <text:p text:style-name="P581">9</text:p>
          </table:table-cell>
          <table:table-cell table:style-name="TableCell582">
            <text:p text:style-name="P583">9</text:p>
          </table:table-cell>
          <table:table-cell table:style-name="TableCell584">
            <text:p text:style-name="P585">0</text:p>
          </table:table-cell>
        </table:table-row>
        <table:table-row table:style-name="TableRow586">
          <table:table-cell table:style-name="TableCell587">
            <text:p text:style-name="P588">*</text:p>
          </table:table-cell>
          <table:table-cell table:style-name="TableCell589">
            <text:p text:style-name="P590">1</text:p>
          </table:table-cell>
          <table:table-cell table:style-name="TableCell591">
            <text:p text:style-name="P592">9</text:p>
          </table:table-cell>
          <table:table-cell table:style-name="TableCell593">
            <text:p text:style-name="P594"><text:s/>8</text:p>
          </table:table-cell>
          <table:table-cell table:style-name="TableCell595">
            <text:p text:style-name="P596">9</text:p>
          </table:table-cell>
        </table:table-row>
      </table:table>
      <text:p text:style-name="P5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imara Sarahi Flores Hernandez</dc:creator>
    <meta:creation-date>2017-09-07T23:15:00Z</meta:creation-date>
    <dc:date>2017-09-07T23:15:00Z</dc:date>
    <meta:template xlink:href="Normal" xlink:type="simple"/>
    <meta:editing-cycles>2</meta:editing-cycles>
    <meta:editing-duration>PT60S</meta:editing-duration>
    <meta:document-statistic meta:page-count="4" meta:paragraph-count="8" meta:word-count="667" meta:character-count="4331" meta:row-count="30" meta:non-whitespace-character-count="3672"/>
  </office:meta>
</office:document-meta>
</file>